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dcd5" officeooo:paragraph-rsid="0011dcd5"/>
    </style:style>
    <style:style style:name="P2" style:family="paragraph" style:parent-style-name="Standard">
      <style:paragraph-properties fo:padding="0.049cm" fo:border="0.06pt solid #000000" style:shadow="none" style:writing-mode="page"/>
      <style:text-properties officeooo:rsid="0011dcd5" officeooo:paragraph-rsid="0011dc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hora vamos a escribir, en parejas, las cartas de inicio de los cuentos. Tengan en cuenta:</text:p>
      <text:p text:style-name="P2">- las fórmulas de bienvenida,</text:p>
      <text:p text:style-name="P2">- Contar algunas cosas del cuento pero NO contarlo todo y</text:p>
      <text:p text:style-name="P2">- las fórmulas de cierre</text:p>
      <text:p text:style-name="P1"/>
      <text:p text:style-name="P2">Ahora vamos a escribir, en parejas, las cartas de inicio de los cuentos. Tengan en cuenta:</text:p>
      <text:p text:style-name="P2">- las fórmulas de bienvenida,</text:p>
      <text:p text:style-name="P2">- Contar algunas cosas del cuento pero NO contarlo todo y</text:p>
      <text:p text:style-name="P2">- las fórmulas de cierre</text:p>
      <text:p text:style-name="P1"/>
      <text:p text:style-name="P2">Ahora vamos a escribir, en parejas, las cartas de inicio de los cuentos. Tengan en cuenta:</text:p>
      <text:p text:style-name="P2">- las fórmulas de bienvenida,</text:p>
      <text:p text:style-name="P2">- Contar algunas cosas del cuento pero NO contarlo todo y</text:p>
      <text:p text:style-name="P2">- las fórmulas de cierre</text:p>
      <text:p text:style-name="P1"/>
      <text:p text:style-name="P2">Ahora vamos a escribir, en parejas, las cartas de inicio de los cuentos. Tengan en cuenta:</text:p>
      <text:p text:style-name="P2">- las fórmulas de bienvenida,</text:p>
      <text:p text:style-name="P2">- Contar algunas cosas del cuento pero NO contarlo todo y</text:p>
      <text:p text:style-name="P2">- las fórmulas de cierre</text:p>
      <text:p text:style-name="P1"/>
      <text:p text:style-name="P2">Ahora vamos a escribir, en parejas, las cartas de inicio de los cuentos. Tengan en cuenta:</text:p>
      <text:p text:style-name="P2">- las fórmulas de bienvenida,</text:p>
      <text:p text:style-name="P2">- Contar algunas cosas del cuento pero NO contarlo todo y</text:p>
      <text:p text:style-name="P2">- las fórmulas de cierre</text:p>
      <text:p text:style-name="P1"/>
      <text:p text:style-name="P2">Ahora vamos a escribir, en parejas, las cartas de inicio de los cuentos. Tengan en cuenta:</text:p>
      <text:p text:style-name="P2">- las fórmulas de bienvenida,</text:p>
      <text:p text:style-name="P2">- Contar algunas cosas del cuento pero NO contarlo todo y</text:p>
      <text:p text:style-name="P2">- las fórmulas de cierre</text:p>
      <text:p text:style-name="P1"/>
      <text:p text:style-name="P2">Ahora vamos a escribir, en parejas, las cartas de inicio de los cuentos. Tengan en cuenta:</text:p>
      <text:p text:style-name="P2">- las fórmulas de bienvenida,</text:p>
      <text:p text:style-name="P2">- Contar algunas cosas del cuento pero NO contarlo todo y</text:p>
      <text:p text:style-name="P2">- las fórmulas de cierre</text:p>
      <text:p text:style-name="P1"/>
      <text:p text:style-name="P2">Ahora vamos a escribir, en parejas, las cartas de inicio de los cuentos. Tengan en cuenta:</text:p>
      <text:p text:style-name="P2">- las fórmulas de bienvenida,</text:p>
      <text:p text:style-name="P2">- Contar algunas cosas del cuento pero NO contarlo todo y</text:p>
      <text:p text:style-name="P2">- las fórmulas de cierre</text:p>
      <text:p text:style-name="P1"/>
      <text:p text:style-name="P2">Ahora vamos a escribir, en parejas, las cartas de inicio de los cuentos. Tengan en cuenta:</text:p>
      <text:p text:style-name="P2">- las fórmulas de bienvenida,</text:p>
      <text:p text:style-name="P2">- Contar algunas cosas del cuento pero NO contarlo todo y</text:p>
      <text:p text:style-name="P2">- las fórmulas de cierr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09:39:32.716699888</meta:creation-date>
    <dc:date>2017-05-22T09:41:36.009351460</dc:date>
    <meta:editing-duration>PT2M4S</meta:editing-duration>
    <meta:editing-cycles>1</meta:editing-cycles>
    <meta:document-statistic meta:table-count="0" meta:image-count="0" meta:object-count="0" meta:page-count="1" meta:paragraph-count="36" meta:word-count="333" meta:character-count="1800" meta:non-whitespace-character-count="1503"/>
    <meta:generator>LibreOffice/5.2.6.2$Linux_X86_64 LibreOffice_project/20m0$Build-2</meta:generator>
  </office:meta>
</office:document-meta>
</file>